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568dc"/>
    </style:style>
    <style:style style:name="P2" style:family="paragraph" style:parent-style-name="Standard">
      <style:paragraph-properties fo:text-align="start" style:justify-single-word="false"/>
      <style:text-properties officeooo:paragraph-rsid="000568dc"/>
    </style:style>
    <style:style style:name="T1" style:family="text">
      <style:text-properties officeooo:rsid="000568dc"/>
    </style:style>
    <style:style style:name="T2" style:family="text">
      <style:text-properties officeooo:rsid="00070096"/>
    </style:style>
    <style:style style:name="T3" style:family="text">
      <style:text-properties officeooo:rsid="00083f88"/>
    </style:style>
    <style:style style:name="T4" style:family="text">
      <style:text-properties officeooo:rsid="0008acb2"/>
    </style:style>
    <style:style style:name="T5" style:family="text">
      <style:text-properties officeooo:rsid="000997b9"/>
    </style:style>
    <style:style style:name="T6" style:family="text">
      <style:text-properties officeooo:rsid="000b116e"/>
    </style:style>
    <style:style style:name="T7" style:family="text">
      <style:text-properties officeooo:rsid="000b7766"/>
    </style:style>
    <style:style style:name="T8" style:family="text">
      <style:text-properties officeooo:rsid="000ce4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jor Project: Final Report</text:span></text:p>
      <text:p text:style-name="P1"><text:span text:style-name="T1">CS192 – Section 2</text:span></text:p>
      <text:p text:style-name="P1"><text:span text:style-name="T1">Sadie Thompson</text:span></text:p>
      <text:p text:style-name="P1"><text:span text:style-name="T1">12/4/13</text:span></text:p>
      <text:p text:style-name="P1"><text:span text:style-name="T1"/></text:p>
      <text:p text:style-name="P2"><text:span text:style-name="T1"><text:tab/>My major project is a combination version of Tic-Tac-Toe. It is a </text:span><text:span text:style-name="T2">console</text:span><text:span text:style-name="T1">-based game that allows the user to choose between 3x3, 4x4, and 3x5 Tic-Tac-Toe. </text:span><text:span text:style-name="T2">When I began the project, my goal was to create a GUI of Tic-Tac-Toe. </text:span><text:span text:style-name="T7">However, a</text:span><text:span text:style-name="T2">fter learning some GUI on my own and discussing my ideas with Elaine, we decided that it would be more beneficial for me to dive deeper </text:span><text:span text:style-name="T3">into Java instead of delving into </text:span><text:span text:style-name="T7">a</text:span><text:span text:style-name="T3"> GUI. </text:span></text:p>
      <text:p text:style-name="P2"><text:span text:style-name="T3"><text:tab/>By the time I got to the first Project Status Report, I had learned how to create a basic Tic-Tac-Toe game. It was harder than I had anticipated, but I learned to continue trying even when I was confused or frustrated. </text:span><text:span text:style-name="T4">My knowledge of Java was also much broader at that point so I was able to both understand and execute my program more effectively. </text:span></text:p>
      <text:p text:style-name="P2"><text:span text:style-name="T4"><text:tab/>When the second Project Status Report arrived, I had learned how to create different sizes of Tic-Tac-Toe. While creating each size was fairly easy, the tricky part was putting them all into one program. I struggled to separate the sizes and setup individual conditions for each game, but after a lot of trial and error, I finally had a completed program. At this point, I showed my program to Elaine and we discussed the possibility of venturing into Artificial Intelligence. </text:span><text:span text:style-name="T8">I did some research on AI and found a couple of ideas for using it in Tic-Tac-Toe. </text:span><text:span text:style-name="T5">However, with how busy the next few weeks were, I decided to stick with my combination program and make sure it was thoroughly tested and perfected. </text:span><text:span text:style-name="T8">In the future, I would like to continue that research and turn my game into human versus computer. </text:span></text:p>
      <text:p text:style-name="P2"><text:span text:style-name="T5"><text:tab/>I learned a lot through my major project. Getting started was difficult and it taught me to ask for help when needed. Changing the original goal of my project helped me to think creatively about what I could accomplish with my code. I also deepened my knowledge of Java, which will greatly assist my future classes. </text:span><text:span text:style-name="T7">It was neat to have complete ownership over a program and be able to have fun and be creative in whatever way I wanted to. It was a nice break from structured programming assignments and cultivated an enjoyment in programming. </text:span><text:span text:style-name="T6">Overall, creating Tic-Tac-Toe for my major project was not only fun and interesting, but it taught me about programming and myself.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pson</meta:initial-creator>
    <meta:creation-date>2013-12-04T11:04:09</meta:creation-date>
    <dc:date>2013-12-04T11:24:36</dc:date>
    <dc:creator>Thompson</dc:creator>
    <meta:editing-duration>PT17M36S</meta:editing-duration>
    <meta:editing-cycles>8</meta:editing-cycles>
    <meta:generator>LibreOffice/3.6$Linux_X86_64 LibreOffice_project/360m1$Build-2</meta:generator>
    <meta:document-statistic meta:table-count="0" meta:image-count="0" meta:object-count="0" meta:page-count="1" meta:paragraph-count="8" meta:word-count="409" meta:character-count="2314" meta:non-whitespace-character-count="1905"/>
  </office:meta>
</office:document-meta>
</file>